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tyle="normal" style:font-style-asian="normal" style:font-style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Ehcache Guide &amp; Reference</text:span><text:line-break/><text:line-break/><text:span text:style-name="T2">Version 1.5 Editio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initial-creator>Greg Luck</meta:initial-creator>
    <meta:creation-date>2007-11-28T21:24:00</meta:creation-date>
    <dc:date>2008-08-09T10:51:27</dc:date>
    <dc:language>en-AU</dc:language>
    <meta:editing-cycles>4</meta:editing-cycles>
    <meta:editing-duration>PT6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" meta:word-count="6" meta:character-count="46"/>
  </office:meta>
</office:document-meta>
</file>